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1E5D476B6150A8C3071.jpg" manifest:media-type="image/jpeg"/>
  <manifest:file-entry manifest:full-path="Pictures/100000000000005E0000005E97C73913EA80AB1E.jpg" manifest:media-type="image/jpeg"/>
  <manifest:file-entry manifest:full-path="Pictures/10000001000002C90000037692FA8961241921E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bitmap" draw:fill-image-name="Lawn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Marbl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2_20_Dots_20_3_20_Dashes" svg:stroke-width="0.0138in" svg:stroke-color="#000000" svg:stroke-linecap="butt" draw:fill="bitmap" draw:fill-image-name="Lawn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2_20_Dots_20_3_20_Dashes" svg:stroke-width="0.0138in" svg:stroke-color="#000000" svg:stroke-linecap="butt" draw:fill="bitmap" draw:fill-image-name="Marble" draw:textarea-horizontal-align="justify" draw:textarea-vertical-align="middle" draw:auto-grow-height="false" fo:min-height="0.7992in" fo:min-width="0.7992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Line 2" draw:style-name="gr1" draw:text-style-name="P1" svg:x1="-0.1366in" svg:y1="1.4291in" svg:x2="1.8169in" svg:y2="1.472in"><text:p/></draw:line><draw:line text:anchor-type="paragraph" draw:z-index="2" draw:name="Vertical line 1" draw:style-name="gr1" draw:text-style-name="P1" svg:x1="2.4492in" svg:y1="-0.1799in" svg:x2="2.4492in" svg:y2="1.0409in"><text:p/></draw:line><draw:line text:anchor-type="paragraph" draw:z-index="3" draw:name="Line 6" draw:style-name="gr1" draw:text-style-name="P1" svg:x1="-0.4098in" svg:y1="8.3972in" svg:x2="1.9035in" svg:y2="7.6071in"><text:p/></draw:line><draw:line text:anchor-type="paragraph" draw:z-index="4" draw:name="Vertical line 2" draw:style-name="gr1" draw:text-style-name="P1" svg:x1="2.6217in" svg:y1="8.9579in" svg:x2="2.6217in" svg:y2="8.0008in"><text:p/></draw:line><draw:custom-shape text:anchor-type="paragraph" draw:z-index="5" draw:name="Shape 1" draw:style-name="gr2" draw:text-style-name="P3" svg:width="1.1496in" svg:height="1.1496in" svg:x="1.8882in" svg:y="-0.6543in"><text:p text:style-name="P2"><text:span text:style-name="T1">Nav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3" draw:style-name="gr2" draw:text-style-name="P3" svg:width="1.1496in" svg:height="1.1496in" svg:x="-0.7701in" svg:y="0.998in"><text:p text:style-name="P2"><text:span text:style-name="T1">Head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4" draw:style-name="gr2" draw:text-style-name="P3" svg:width="1.1496in" svg:height="1.1496in" svg:x="6.3709in" svg:y="4.0866in"><text:p text:style-name="P2"><text:span text:style-name="T1">contain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5" draw:style-name="gr2" draw:text-style-name="P3" svg:width="1.1496in" svg:height="1.1496in" svg:x="-0.7701in" svg:y="8.0665in"><text:p text:style-name="P2"><text:span text:style-name="T1">Foo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 6" draw:style-name="gr2" draw:text-style-name="P3" svg:width="1.1496in" svg:height="1.1496in" svg:x="2.2764in" svg:y="8.3402in"><text:p text:style-name="P2"><text:span text:style-name="T1">Copyright</text:span></text:p><text:p text:style-name="P2"><text:span text:style-name="T1"><text:s/></text:span><text:span text:style-name="T1">sec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Line 1" draw:style-name="gr1" draw:text-style-name="P1" svg:x1="6.4866in" svg:y1="4.2598in" svg:x2="3.3256in" svg:y2="3.728in"><text:p/></draw:line><draw:frame draw:style-name="fr1" draw:name="Image1" text:anchor-type="char" svg:x="0.4626in" svg:y="0.9256in" svg:width="5.6945in" svg:height="7.0756in" draw:z-index="0"><draw:image xlink:href="Pictures/10000001000002C90000037692FA8961241921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Lawn" xlink:href="Pictures/1000000000000200000001E5D476B6150A8C3071.jpg" xlink:type="simple" xlink:show="embed" xlink:actuate="onLoad"/>
    <draw:fill-image draw:name="Marble" xlink:href="Pictures/100000000000005E0000005E97C73913EA80AB1E.jpg" xlink:type="simple" xlink:show="embed" xlink:actuate="onLoad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0:04:52.780000000</meta:creation-date>
    <dc:date>2021-10-29T10:15:43.434000000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1.2$Windows_X86_64 LibreOffice_project/87b77fad49947c1441b67c559c339af8f3517e22</meta:generator>
  </office:meta>
</office:document-meta>
</file>